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4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Pearson</text:p>
          </table:table-cell>
          <table:table-cell table:number-columns-repeated="5"/>
          <table:table-cell table:style-name="ce1" office:value-type="string">
            <text:p>These are distances given by co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774596669241483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.01562596">
            <text:p>0.01562596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77350269189626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.16134198">
            <text:p>0.16134198</text:p>
          </table:table-cell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774596669241483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01562596">
            <text:p>0.01562596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21159901891934">
            <text:p>0.9211599019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.0486301442076">
            <text:p>0.0486301442</text:p>
          </table:table-cell>
          <table:table-cell office:value-type="float" office:value="0.16134198">
            <text:p>0.16134198</text:p>
          </table:table-cell>
          <table:table-cell office:value-type="float" office:value="0.0486301442076">
            <text:p>0.0486301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4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-0.774596669241">
            <text:p>-0.7745966692</text:p>
          </table:table-cell>
          <table:table-cell office:value-type="float" office:value="0.984374038698">
            <text:p>0.9843740387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894427191">
            <text:p>0.894427191</text:p>
          </table:table-cell>
          <table:table-cell office:value-type="float" office:value="-1">
            <text:p>-1</text:p>
          </table:table-cell>
          <table:table-cell office:value-type="float" office:value="-0.951369855792">
            <text:p>-0.9513698558</text:p>
          </table:table-cell>
        </table:table-row>
        <table:table-row table:style-name="ro4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-0.774596669241">
            <text:p>-0.7745966692</text:p>
          </table:table-cell>
          <table:table-cell office:value-type="float" office:value="0">
            <text:p>0</text:p>
          </table:table-cell>
          <table:table-cell office:value-type="float" office:value="-0.864158565218">
            <text:p>-0.8641585652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two</text:p>
          </table:table-cell>
          <table:table-cell office:value-type="float" office:value="0.894427191">
            <text:p>0.894427191</text:p>
          </table:table-cell>
          <table:table-cell office:value-type="float" office:value="0">
            <text:p>0</text:p>
          </table:table-cell>
          <table:table-cell office:value-type="float" office:value="-0.894427191">
            <text:p>-0.894427191</text:p>
          </table:table-cell>
          <table:table-cell office:value-type="float" office:value="-0.838658023472">
            <text:p>-0.8386580235</text:p>
          </table:table-cell>
        </table:table-row>
        <table:table-row table:style-name="ro4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984374038698">
            <text:p>0.9843740387</text:p>
          </table:table-cell>
          <table:table-cell office:value-type="float" office:value="-0.864158565218">
            <text:p>-0.8641585652</text:p>
          </table:table-cell>
          <table:table-cell office:value-type="float" office:value="0">
            <text:p>0</text:p>
          </table:table-cell>
          <table:table-cell office:value-type="float" office:value="0.864158565218">
            <text:p>0.8641585652</text:p>
          </table:table-cell>
          <table:table-cell/>
          <table:table-cell office:value-type="string">
            <text:p>ythree</text:p>
          </table:table-cell>
          <table:table-cell office:value-type="float" office:value="-1">
            <text:p>-1</text:p>
          </table:table-cell>
          <table:table-cell office:value-type="float" office:value="-0.894427191">
            <text:p>-0.894427191</text:p>
          </table:table-cell>
          <table:table-cell office:value-type="float" office:value="0">
            <text:p>0</text:p>
          </table:table-cell>
          <table:table-cell office:value-type="float" office:value="0.951369855792">
            <text:p>0.9513698558</text:p>
          </table:table-cell>
        </table:table-row>
        <table:table-row table:style-name="ro4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four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0.864158565218">
            <text:p>0.86415856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-0.951369855792">
            <text:p>-0.9513698558</text:p>
          </table:table-cell>
          <table:table-cell office:value-type="float" office:value="-0.838658023472">
            <text:p>-0.8386580235</text:p>
          </table:table-cell>
          <table:table-cell office:value-type="float" office:value="0.951369855792">
            <text:p>0.951369855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5">
          <table:table-cell table:style-name="ce1" office:value-type="string">
            <text:p>Mutual Inf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4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311278124459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">
            <text:p>0.3112781245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wo</text:p>
          </table:table-cell>
          <table:table-cell office:value-type="float" office:value="0.311278124459">
            <text:p>0.3112781245</text:p>
          </table:table-cell>
          <table:table-cell office:value-type="float" office:value="0">
            <text:p>0</text:p>
          </table:table-cell>
          <table:table-cell office:value-type="float" office:value="0.311278124459">
            <text:p>0.3112781245</text:p>
          </table:table-cell>
          <table:table-cell office:value-type="float" office:value="0.811278124459">
            <text:p>0.8112781245</text:p>
          </table:table-cell>
          <table:table-cell/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hree</text:p>
          </table:table-cell>
          <table:table-cell office:value-type="float" office:value="1">
            <text:p>1</text:p>
          </table:table-cell>
          <table:table-cell office:value-type="float" office:value="0.311278124459">
            <text:p>0.3112781245</text:p>
          </table:table-cell>
          <table:table-cell office:value-type="float" office:value="0">
            <text:p>0</text:p>
          </table:table-cell>
          <table:table-cell office:value-type="float" office:value="0.311278124459">
            <text:p>0.3112781245</text:p>
          </table:table-cell>
          <table:table-cell/>
          <table:table-cell office:value-type="string">
            <text:p>ythre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four</text:p>
          </table:table-cell>
          <table:table-cell office:value-type="float" office:value="0.311278124459">
            <text:p>0.3112781245</text:p>
          </table:table-cell>
          <table:table-cell office:value-type="float" office:value="0.811278124459">
            <text:p>0.8112781245</text:p>
          </table:table-cell>
          <table:table-cell office:value-type="float" office:value="0.311278124459">
            <text:p>0.31127812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3">
          <table:table-cell table:number-columns-repeated="6"/>
          <table:table-cell office:value-type="string">
            <text:p>normalized mutual info</text:p>
          </table:table-cell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6"/>
        </table:table-row>
        <table:table-row table:style-name="ro5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table:number-columns-repeated="6"/>
        </table:table-row>
        <table:table-row table:style-name="ro5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5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table:number-columns-repeated="6"/>
        </table:table-row>
        <table:table-row table:style-name="ro5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5" table:number-rows-repeated="3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1-27T15:33:23</dc:date>
    <dc:creator>Joseph Moon</dc:creator>
    <meta:editing-duration>P2DT2H40M8S</meta:editing-duration>
    <meta:editing-cycles>62</meta:editing-cycles>
    <meta:generator>LibreOffice/3.5$Linux_X86_64 LibreOffice_project/350m1$Build-2</meta:generator>
    <meta:document-statistic meta:table-count="3" meta:cell-count="314" meta:object-count="0"/>
  </office:meta>
</office:document-meta>
</file>